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044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8.184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69138" fo:border="0.06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6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f9900" fo:border="0.06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font-weight-asian="bold" style:font-weight-complex="bold" fo:font-weight="bold"/>
    </style:style>
    <style:style style:name="T4" style:family="text">
      <style:text-properties style:font-style-asian="italic" style:font-style-complex="italic" style:font-weight-complex="bold" style:font-weight-asian="bold" fo:font-style="italic" fo:font-weight="bold"/>
    </style:style>
    <style:style style:name="T5" style:family="text">
      <style:text-properties fo:font-weight="normal" style:font-style-asian="normal" style:font-weight-asian="normal" style:font-weight-complex="normal" fo:font-style="normal" style:font-style-complex="normal"/>
    </style:style>
    <style:style style:name="T6" style:family="text">
      <style:text-properties fo:font-weight="bold" fo:font-style="italic" style:font-weight-asian="bold" style:font-weight-complex="bold" style:font-style-asian="italic" style:font-style-complex="italic"/>
    </style:style>
    <style:style style:name="T7" style:family="text">
      <style:text-properties fo:font-weight="bold" style:text-underline-style="solid" style:text-underline-width="auto" style:text-underline-color="font-color" fo:font-style="normal" style:font-weight-asian="bold" style:font-weight-complex="bold" style:font-style-asian="normal" style:font-style-complex="normal"/>
    </style:style>
    <style:style style:name="T8" style:family="text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52" table:default-cell-style-name="ce4"/>
        <table:table-column table:style-name="co6" table:number-columns-repeated="768" table:default-cell-style-name="ce4"/>
        <table:table-row table:style-name="ro1">
          <table:table-cell table:style-name="ce1" office:value-type="string" calcext:value-type="string">
            <text:p>Dépendance Fonctionnelle</text:p>
          </table:table-cell>
          <table:table-cell table:style-name="ce1" office:value-type="string" calcext:value-type="string">
            <text:p>Contrainte de valeur</text:p>
          </table:table-cell>
          <table:table-cell table:style-name="ce1" office:value-type="string" calcext:value-type="string">
            <text:p>Contrainte de multiplicité</text:p>
          </table:table-cell>
          <table:table-cell table:style-name="ce1" office:value-type="string" calcext:value-type="string">
            <text:p>Autres contrain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seudo --&gt; Nom, Prenom, Email, Numéro, Rue, CodePostal, Ville, DateNaissance</text:p>
          </table:table-cell>
          <table:table-cell table:style-name="ce2" office:value-type="string" calcext:value-type="string">
            <text:p>Ext(IdTir) C Ext(IdCoup)</text:p>
          </table:table-cell>
          <table:table-cell table:style-name="ce2" office:value-type="string" calcext:value-type="string">
            <text:p>Un joueur est affecté à une partie</text:p>
          </table:table-cell>
          <table:table-cell table:style-name="ce2" office:value-type="string" calcext:value-type="string">
            <text:p>Un bateau se déplace en avant ou en arriè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Partie --&gt; DateDemarrage, Joueur1, Joueur2, Vainqueur</text:p>
          </table:table-cell>
          <table:table-cell table:style-name="ce2" office:value-type="string" calcext:value-type="string">
            <text:p>Ext(IdDeplacement) C Ext(IdCoup)</text:p>
          </table:table-cell>
          <table:table-cell table:style-name="ce2" office:value-type="string" calcext:value-type="string">
            <text:p>Une partie est jouée par deux joueurs</text:p>
          </table:table-cell>
          <table:table-cell table:style-name="ce2" office:value-type="string" calcext:value-type="string">
            <text:p>Un bateau peut pivoter d'1/4 de tour à gauche ou à droi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Bateau, IdPartie --&gt; PosX, PosY, Orientation, Taille, Vie, Proprietaire, PosXInit, PosYInit</text:p>
          </table:table-cell>
          <table:table-cell table:style-name="ce2" office:value-type="string" calcext:value-type="string">
            <text:p>Ext(IdTir) U Ext(IdDeplacement) = Ext(IdCoup)</text:p>
          </table:table-cell>
          <table:table-cell table:style-name="ce2" office:value-type="string" calcext:value-type="string">
            <text:p>Un joueur possède un destroyer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IdCoup, IdPartie --&gt; Bateau</text:p>
          </table:table-cell>
          <table:table-cell table:style-name="ce2" office:value-type="string" calcext:value-type="string">
            <text:p>Ext(IdTir) inter Ext(IdDeplacement) = O</text:p>
          </table:table-cell>
          <table:table-cell table:style-name="ce2" office:value-type="string" calcext:value-type="string">
            <text:p>Un joueur peux avoir un ou deux escorteur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IdTir --&gt; PosX, PosY</text:p>
          </table:table-cell>
          <table:table-cell table:style-name="ce2" office:value-type="string" calcext:value-type="string">
            <text:p>Pos1 = [1 ; 10]</text:p>
          </table:table-cell>
          <table:table-cell table:style-name="ce3" office:value-type="string" calcext:value-type="string">
            <text:p>Une partie à un vainqueur lorsqu'elle est terminé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" office:value-type="string" calcext:value-type="string">
            <text:p>IdDeplacement --&gt; Sens</text:p>
          </table:table-cell>
          <table:table-cell table:style-name="ce2" office:value-type="string" calcext:value-type="string">
            <text:p>Pos2 = [1 ; 10]</text:p>
          </table:table-cell>
          <table:table-cell table:style-name="ce2"/>
          <table:table-cell table:style-name="ce3"/>
          <table:table-cell table:number-columns-repeated="1020"/>
        </table:table-row>
        <table:table-row table:style-name="ro1">
          <table:table-cell table:style-name="Default"/>
          <table:table-cell table:style-name="ce2" office:value-type="string" calcext:value-type="string">
            <text:p>Ext(CoupPrecedent) C Ext(IdCoup)</text:p>
          </table:table-cell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2" office:value-type="string" calcext:value-type="string">
            <text:p>Type = { Destroyer, Escorteur }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 office:value-type="string" calcext:value-type="string">
            <text:p>Taille = {2 , 3 }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 office:value-type="string" calcext:value-type="string">
            <text:p>Vie &lt;= Taille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 office:value-type="string" calcext:value-type="string">
            <text:p>Ext(Joueur1) != Ext(Joueur2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 office:value-type="string" calcext:value-type="string">
            <text:p>Ext(Vainqueur) C { Joueur1, Joueur2 }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2" office:value-type="string" calcext:value-type="string">
            <text:p>Orientation = { N, S, E, O }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Sens <text:s/>= { A, R, G, D }</text:p>
          </table:table-cell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Tables relationnelles</text:p>
          </table:table-cell>
          <table:table-cell table:style-name="ce6" office:value-type="string" calcext:value-type="string" table:number-columns-spanned="2" table:number-rows-spanned="1">
            <text:p>Contraintes d'intégrité</text:p>
          </table:table-cell>
          <table:covered-table-cell table:style-name="ce8"/>
          <table:table-cell table:style-name="ce5" office:value-type="string" calcext:value-type="string">
            <text:p>Contraintes non implémentables en SQL2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Joueur(<text:span text:style-name="T1"> Pseudo</text:span>, Nom, Prenom, Email, Numero, Rue, CodePostal, Ville, DateNaissance )</text:p>
          </table:table-cell>
          <table:table-cell table:style-name="ce7" office:value-type="string" calcext:value-type="string" table:number-columns-spanned="2" table:number-rows-spanned="1">
            <text:p>- Email LIKE « %@ % »</text:p>
          </table:table-cell>
          <table:covered-table-cell table:style-name="ce7"/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artie( <text:span text:style-name="T1">IdPartie</text:span>, DateDemarrage, <text:span text:style-name="T2">Joueur1</text:span>, <text:span text:style-name="T2">Joueur2</text:span> )</text:p>
          </table:table-cell>
          <table:table-cell table:style-name="ce7" office:value-type="string" calcext:value-type="string" table:number-columns-spanned="2" table:number-rows-spanned="1">
            <text:p>- Joueur1 non nul référence Joueur</text:p>
            <text:p>- Joueur2 non nul référence Joueur</text:p>
          </table:table-cell>
          <table:covered-table-cell table:style-name="ce7"/>
          <table:table-cell table:style-name="ce7"/>
          <table:table-cell table:number-columns-repeated="1020"/>
        </table:table-row>
        <table:table-row table:style-name="ro4">
          <table:table-cell table:style-name="ce2" office:value-type="string" calcext:value-type="string">
            <text:p>Bateau( <text:span text:style-name="T3">IdBateau, IdPartie</text:span>,<text:span text:style-name="T4"> </text:span><text:span text:style-name="T5">Taille</text:span>, <text:span text:style-name="T6">Proprietaire</text:span>, PosX, PosY, Orientation, Vie, PosXInit, PosYInit ) </text:p>
          </table:table-cell>
          <table:table-cell table:style-name="ce7" office:value-type="string" calcext:value-type="string" table:number-columns-spanned="2" table:number-rows-spanned="1">
            <text:p>- Proprietaire non nul référence Joueur</text:p>
            <text:p>- 0&lt;= PosX &lt;= 9 ET  0 &lt;= PosY &lt;= 9 ET 0&lt;= PosXInit &lt;= 9 ET  0 &lt;= PosYInit &lt;= 9</text:p>
            <text:p>- Orientation = { N, S, E, O }</text:p>
            <text:p>- 0 &lt;= Vie &lt;=Taille </text:p>
            <text:p><text:span text:style-name="T8">- 2 &lt;= Taille &lt;= 3</text:span></text:p>
            <text:p><text:span text:style-name="T8">- Combinaisons orientation, position invalides</text:span></text:p>
          </table:table-cell>
          <table:covered-table-cell table:style-name="ce7"/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up(<text:span text:style-name="T1"> IdPartie, IdCoup</text:span>, <text:span text:style-name="T6">IdBateau</text:span> )</text:p>
          </table:table-cell>
          <table:table-cell table:style-name="ce7" office:value-type="string" calcext:value-type="string" table:number-columns-spanned="2" table:number-rows-spanned="1">
            <text:p>- IdBateau non nul référence Bateau</text:p>
            <text:p>- IdPartie non nul référence Partie</text:p>
          </table:table-cell>
          <table:covered-table-cell table:style-name="ce7"/>
          <table:table-cell table:style-name="ce7" office:value-type="string" calcext:value-type="string">
            <text:p>- Vérifier que l'on a pas dépasser le nombre de coups autorisé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Deplacement(<text:span text:style-name="T1"> IdPartie, IdCoup,</text:span> Sens ) </text:p>
          </table:table-cell>
          <table:table-cell table:style-name="ce7" office:value-type="string" calcext:value-type="string" table:number-columns-spanned="2" table:number-rows-spanned="1">
            <text:p>- IdCoup non nul référence Coup</text:p>
            <text:p>- IdPartie non nul référence Partie</text:p>
            <text:p>- Sens  = { A, R, G, D }</text:p>
          </table:table-cell>
          <table:covered-table-cell table:style-name="ce7"/>
          <table:table-cell table:style-name="ce7"/>
          <table:table-cell table:number-columns-repeated="1020"/>
        </table:table-row>
        <table:table-row table:style-name="ro5">
          <table:table-cell table:style-name="ce2" office:value-type="string" calcext:value-type="string">
            <text:p>Tir( <text:span text:style-name="T7">IdPartie, IdCoup,</text:span> PosX, PosY )</text:p>
          </table:table-cell>
          <table:table-cell table:style-name="ce7" office:value-type="string" calcext:value-type="string" table:number-columns-spanned="2" table:number-rows-spanned="1">
            <text:p><text:span text:style-name="T8">- IdCoup non nul référence Coup</text:span></text:p>
            <text:p><text:span text:style-name="T8">- IdPartie non nul référence Partie</text:span></text:p>
            <text:p>- 1 &lt;= PosX  &lt;= 10 ET 1 &lt;= PosY &lt;= 10</text:p>
          </table:table-cell>
          <table:covered-table-cell table:style-name="ce7"/>
          <table:table-cell table:style-name="ce7"/>
          <table:table-cell table:number-columns-repeated="1020"/>
        </table:table-row>
        <table:table-row table:style-name="ro6">
          <table:table-cell table:style-name="ce2" office:value-type="string" calcext:value-type="string">
            <text:p>AGagne( <text:span text:style-name="T1">IdPartie</text:span>, <text:span text:style-name="T6">Vainqueur</text:span> )</text:p>
          </table:table-cell>
          <table:table-cell table:style-name="ce7" office:value-type="string" calcext:value-type="string" table:number-columns-spanned="2" table:number-rows-spanned="1">
            <text:p>- Vainqueur non nul référence Joueur</text:p>
            <text:p><text:span text:style-name="T8">- IdPartie non nul référence Partie</text:span></text:p>
          </table:table-cell>
          <table:covered-table-cell table:style-name="ce7"/>
          <table:table-cell table:style-name="ce7"/>
          <table:table-cell table:number-columns-repeated="1020"/>
        </table:table-row>
        <table:table-row table:style-name="ro5">
          <table:table-cell table:style-name="ce3" office:value-type="string" calcext:value-type="string">
            <text:p>ListePartie( <text:span text:style-name="T1">IdPartie</text:span>, <text:span text:style-name="T6">Joueur1</text:span>, <text:span text:style-name="T6">Joueur2</text:span>)</text:p>
          </table:table-cell>
          <table:table-cell table:style-name="ce7" office:value-type="string" calcext:value-type="string" table:number-columns-spanned="2" table:number-rows-spanned="1">
            <text:p><text:span text:style-name="T8">- IdPartie non nul référence Partie</text:span></text:p>
            <text:p>- Joueur1 non nul référence Joueur</text:p>
            <text:p>- Joueur2 référence Joueur</text:p>
          </table:table-cell>
          <table:covered-table-cell table:style-name="ce3"/>
          <table:table-cell table:style-name="ce3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2:07:37.24780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9T02:30:44.712749985</dc:date>
    <meta:editing-duration>PT53M8S</meta:editing-duration>
    <meta:editing-cycles>7</meta:editing-cycles>
    <meta:generator>LibreOffice/4.2.3.3$Linux_X86_64 LibreOffice_project/420m0$Build-3</meta:generator>
    <meta:document-statistic meta:table-count="1" meta:cell-count="51" meta:object-count="0"/>
  </office:meta>
</office:document-meta>
</file>